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224000002230B31FE52D6B3747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adornments="Regular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00" draw:opacity="100%" draw:textarea-horizontal-align="justify" draw:textarea-vertical-align="middle" draw:auto-grow-height="false" fo:min-height="33.913cm" fo:min-width="36.457cm"/>
    </style:style>
    <style:style style:name="gr2" style:family="graphic" style:parent-style-name="standard">
      <style:graphic-properties draw:stroke="none" draw:fill="gradient" draw:fill-color="#383d3c" draw:fill-gradient-name="Gradient_20_122" draw:opacity="35%" draw:textarea-horizontal-align="justify" draw:textarea-vertical-align="middle" draw:auto-grow-height="false" fo:min-height="36.707cm" fo:min-width="10.549cm"/>
    </style:style>
    <style:style style:name="gr3" style:family="graphic" style:parent-style-name="standard">
      <style:graphic-properties draw:stroke="none" draw:fill="gradient" draw:fill-color="#383d3c" draw:fill-gradient-name="Gradient_20_123" draw:opacity="35%" draw:textarea-horizontal-align="justify" draw:textarea-vertical-align="middle" draw:auto-grow-height="false" fo:min-height="36.707cm" fo:min-width="8.136cm"/>
    </style:style>
    <style:style style:name="gr4" style:family="graphic" style:parent-style-name="standard">
      <style:graphic-properties draw:stroke="none" draw:fill-color="#eeeeee" draw:textarea-horizontal-align="justify" draw:textarea-vertical-align="middle" draw:auto-grow-height="false" fo:min-height="1.147cm" fo:min-width="3.437cm"/>
    </style:style>
    <style:style style:name="gr5" style:family="graphic" style:parent-style-name="standard">
      <style:graphic-properties draw:textarea-horizontal-align="justify" draw:textarea-vertical-align="middle" draw:auto-grow-height="false" fo:min-height="0.951cm" fo:min-width="2.549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11.692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11.692cm"/>
    </style:style>
    <style:style style:name="gr8" style:family="graphic" style:parent-style-name="standard">
      <style:graphic-properties draw:opacity="100%" draw:textarea-horizontal-align="justify" draw:textarea-vertical-align="middle" draw:auto-grow-height="false" fo:min-height="0.933cm" fo:min-width="2.548cm"/>
    </style:style>
    <style:style style:name="gr9" style:family="graphic" style:parent-style-name="standard">
      <style:graphic-properties draw:fill-color="#eeeeee" draw:opacity="100%" draw:opacity-name="Transparency_20_13" draw:textarea-horizontal-align="justify" draw:textarea-vertical-align="middle" draw:auto-grow-height="false" fo:min-height="0.91cm" fo:min-width="2.548cm"/>
    </style:style>
    <style:style style:name="gr10" style:family="graphic" style:parent-style-name="standard">
      <style:graphic-properties draw:fill-color="#eeeeee" draw:opacity="100%" draw:opacity-name="Transparency_20_7" draw:textarea-horizontal-align="justify" draw:textarea-vertical-align="middle" draw:auto-grow-height="false" fo:min-height="2.036cm" fo:min-width="11.692cm"/>
    </style:style>
    <style:style style:name="gr11" style:family="graphic" style:parent-style-name="standard">
      <style:graphic-properties draw:fill="none" draw:fill-color="#729fcf" draw:opacity="50%" draw:textarea-horizontal-align="justify" draw:textarea-vertical-align="middle" draw:auto-grow-height="false" fo:min-height="1.528cm" fo:min-width="11.692cm" draw:shadow="hidden" draw:shadow-offset-x="1.129cm" draw:shadow-offset-y="1.129cm"/>
    </style:style>
    <style:style style:name="gr12" style:family="graphic" style:parent-style-name="standard">
      <style:graphic-properties draw:fill-color="#ffa6a6" draw:textarea-horizontal-align="justify" draw:textarea-vertical-align="middle" draw:auto-grow-height="false" fo:min-height="2.036cm" fo:min-width="11.692cm"/>
    </style:style>
    <style:style style:name="gr13" style:family="graphic" style:parent-style-name="standard">
      <style:graphic-properties draw:fill-color="#cccccc" draw:opacity="100%" draw:textarea-horizontal-align="justify" draw:textarea-vertical-align="middle" draw:auto-grow-height="false" fo:min-height="1.113cm" fo:min-width="2.548cm"/>
    </style:style>
    <style:style style:name="gr1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109cm" fo:min-width="2.548cm" draw:shadow="hidden" draw:shadow-offset-x="1.129cm" draw:shadow-offset-y="1.129cm"/>
    </style:style>
    <style:style style:name="gr15" style:family="graphic" style:parent-style-name="standard">
      <style:graphic-properties draw:textarea-horizontal-align="justify" draw:textarea-vertical-align="middle" draw:auto-grow-height="false" fo:min-height="2.128cm" fo:min-width="2.548cm"/>
    </style:style>
    <style:style style:name="gr16" style:family="graphic" style:parent-style-name="standard">
      <style:graphic-properties draw:textarea-horizontal-align="justify" draw:textarea-vertical-align="middle" draw:auto-grow-height="false" fo:min-height="3.306cm" fo:min-width="11.692cm"/>
    </style:style>
    <style:style style:name="gr17" style:family="graphic" style:parent-style-name="standard">
      <style:graphic-properties draw:opacity="100%" draw:textarea-horizontal-align="justify" draw:textarea-vertical-align="middle" draw:auto-grow-height="false" fo:min-height="2.128cm" fo:min-width="2.548cm"/>
    </style:style>
    <style:style style:name="gr18" style:family="graphic" style:parent-style-name="standard">
      <style:graphic-properties draw:fill-color="#eeeeee" draw:opacity="100%" draw:opacity-name="Transparency_20_13" draw:textarea-horizontal-align="justify" draw:textarea-vertical-align="middle" draw:auto-grow-height="false" fo:min-height="2.128cm" fo:min-width="2.548cm"/>
    </style:style>
    <style:style style:name="gr19" style:family="graphic" style:parent-style-name="standard">
      <style:graphic-properties draw:fill-color="#afd095" draw:textarea-horizontal-align="justify" draw:textarea-vertical-align="middle" draw:auto-grow-height="false" fo:min-height="3.306cm" fo:min-width="4.7cm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2.036cm" fo:min-width="4.758cm"/>
    </style:style>
    <style:style style:name="gr21" style:family="graphic" style:parent-style-name="standard">
      <style:graphic-properties draw:fill-color="#afd095" draw:opacity="100%" draw:textarea-horizontal-align="justify" draw:textarea-vertical-align="middle" draw:auto-grow-height="false" fo:min-height="2.128cm" fo:min-width="2.548cm"/>
    </style:style>
    <style:style style:name="gr22" style:family="graphic" style:parent-style-name="standard">
      <style:graphic-properties draw:fill-color="#eeeeee" draw:opacity="100%" draw:opacity-name="Transparency_20_7" draw:textarea-horizontal-align="justify" draw:textarea-vertical-align="middle" draw:auto-grow-height="false" fo:min-height="2.036cm" fo:min-width="4.738cm"/>
    </style:style>
    <style:style style:name="gr23" style:family="graphic" style:parent-style-name="standard">
      <style:graphic-properties draw:fill-color="#ffa6a6" draw:textarea-horizontal-align="justify" draw:textarea-vertical-align="middle" draw:auto-grow-height="false" fo:min-height="2.036cm" fo:min-width="4.758cm"/>
    </style:style>
    <style:style style:name="gr24" style:family="graphic" style:parent-style-name="standard">
      <style:graphic-properties draw:fill-color="#ffa6a6" draw:opacity="100%" draw:textarea-horizontal-align="justify" draw:textarea-vertical-align="middle" draw:auto-grow-height="false" fo:min-height="7.152cm" fo:min-width="2.548cm"/>
    </style:style>
    <style:style style:name="gr25" style:family="graphic" style:parent-style-name="standard">
      <style:graphic-properties draw:fill-color="#eeeeee" draw:opacity="100%" draw:opacity-name="Transparency_20_13" draw:textarea-horizontal-align="justify" draw:textarea-vertical-align="middle" draw:auto-grow-height="false" fo:min-height="7.171cm" fo:min-width="2.548cm"/>
    </style:style>
    <style:style style:name="gr26" style:family="graphic" style:parent-style-name="standard">
      <style:graphic-properties draw:fill-color="#ffa6a6" draw:textarea-horizontal-align="justify" draw:textarea-vertical-align="middle" draw:auto-grow-height="false" fo:min-height="10.799cm" fo:min-width="4.7cm"/>
    </style:style>
    <style:style style:name="gr27" style:family="graphic" style:parent-style-name="standard">
      <style:graphic-properties svg:stroke-width="0.212cm" svg:stroke-color="#666666" draw:marker-start-width="0.518cm" draw:marker-end-width="0.518cm" draw:fill="none" draw:textarea-horizontal-align="justify" draw:textarea-vertical-align="middle" draw:auto-grow-height="false" fo:min-height="0.3cm" fo:min-width="0.177cm" fo:padding-top="0.231cm" fo:padding-bottom="0.231cm" fo:padding-left="0.356cm" fo:padding-right="0.35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50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3.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4.52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868cm"/>
    </style:style>
    <style:style style:name="gr32" style:family="graphic" style:parent-style-name="standard">
      <style:graphic-properties draw:stroke="none" draw:fill-color="#eeeeee" draw:textarea-horizontal-align="justify" draw:textarea-vertical-align="middle" draw:auto-grow-height="false" fo:min-height="1.274cm" fo:min-width="12.073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12.012cm"/>
    </style:style>
    <style:style style:name="gr34" style:family="graphic" style:parent-style-name="standard">
      <style:graphic-properties draw:stroke="none" draw:fill-color="#666666" draw:textarea-horizontal-align="justify" draw:textarea-vertical-align="middle" draw:auto-grow-height="false" fo:min-height="0.379cm" fo:min-width="0.12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8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0.89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38" style:family="graphic" style:parent-style-name="standard">
      <style:graphic-properties draw:stroke="none" draw:fill-color="#eeeeee" draw:textarea-horizontal-align="justify" draw:textarea-vertical-align="middle" draw:auto-grow-height="false" fo:min-height="1.782cm" fo:min-width="13.59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92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46cm" fo:min-width="0cm"/>
    </style:style>
    <style:style style:name="gr42" style:family="graphic" style:parent-style-name="standard">
      <style:graphic-properties draw:fill="solid" draw:fill-color="#cccccc" draw:opacity="100%" draw:textarea-horizontal-align="justify" draw:textarea-vertical-align="middle" draw:auto-grow-height="false" fo:min-height="1.528cm" fo:min-width="11.692cm"/>
    </style:style>
    <style:style style:name="gr43" style:family="graphic" style:parent-style-name="objectwithoutfill">
      <style:graphic-properties svg:stroke-width="0.081cm" svg:stroke-color="#127622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44" style:family="graphic" style:parent-style-name="objectwithoutfill">
      <style:graphic-properties svg:stroke-width="0.081cm" svg:stroke-color="#c9211e" draw:marker-start="Arrow" draw:marker-start-width="0.322cm" draw:marker-end="" draw:marker-end-width="0.422cm" draw:fill="none" draw:textarea-vertical-align="middle" fo:padding-top="0.166cm" fo:padding-bottom="0.166cm" fo:padding-left="0.291cm" fo:padding-right="0.29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2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2.78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324cm"/>
    </style:style>
    <style:style style:name="gr48" style:family="graphic" style:parent-style-name="objectwithoutfill">
      <style:graphic-properties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9" style:family="graphic" style:parent-style-name="objectwithoutfill">
      <style:graphic-properties draw:stroke="solid" svg:stroke-width="0.081cm" svg:stroke-color="#6666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8cm" fo:min-width="11.735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 draw:opacity="100%"/>
      <style:paragraph-properties fo:text-align="center"/>
    </style:style>
    <style:style style:name="P2" style:family="paragraph">
      <loext:graphic-properties draw:fill="gradient" draw:fill-color="#383d3c" draw:fill-gradient-name="Gradient_20_122" draw:opacity="35%"/>
      <style:paragraph-properties fo:text-align="center"/>
    </style:style>
    <style:style style:name="P3" style:family="paragraph">
      <loext:graphic-properties draw:fill="gradient" draw:fill-color="#383d3c" draw:fill-gradient-name="Gradient_20_123" draw:opacity="35%"/>
      <style:paragraph-properties fo:text-align="center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eeeeee" draw:opacity="100%" draw:opacity-name="Transparency_20_13"/>
      <style:paragraph-properties fo:text-align="center"/>
    </style:style>
    <style:style style:name="P8" style:family="paragraph">
      <loext:graphic-properties draw:fill-color="#eeeeee" draw:opacity="100%" draw:opacity-name="Transparency_20_7"/>
      <style:paragraph-properties fo:text-align="center"/>
    </style:style>
    <style:style style:name="P9" style:family="paragraph">
      <loext:graphic-properties draw:fill="none" draw:fill-color="#729fcf" draw:opacity="50%"/>
      <style:paragraph-properties fo:text-align="center"/>
    </style:style>
    <style:style style:name="P10" style:family="paragraph">
      <loext:graphic-properties draw:fill-color="#ffa6a6"/>
      <style:paragraph-properties fo:text-align="center"/>
    </style:style>
    <style:style style:name="P11" style:family="paragraph">
      <loext:graphic-properties draw:fill-color="#cccccc" draw:opacity="100%"/>
      <style:paragraph-properties fo:text-align="center"/>
    </style:style>
    <style:style style:name="P12" style:family="paragraph">
      <loext:graphic-properties draw:fill="solid" draw:fill-color="#ffffff" draw:opacity="50%"/>
      <style:paragraph-properties fo:text-align="center"/>
    </style:style>
    <style:style style:name="P13" style:family="paragraph">
      <loext:graphic-properties draw:fill-color="#afd095"/>
      <style:paragraph-properties fo:text-align="center"/>
    </style:style>
    <style:style style:name="P14" style:family="paragraph">
      <loext:graphic-properties draw:fill-color="#afd095" draw:opacity="100%"/>
      <style:paragraph-properties fo:text-align="center"/>
    </style:style>
    <style:style style:name="P15" style:family="paragraph">
      <loext:graphic-properties draw:fill-color="#ffa6a6" draw:opacity="100%"/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text-properties fo:color="#ffffff" style:font-name="Calibri" fo:font-style="normal" fo:font-weight="normal" style:font-style-asian="normal" style:font-weight-asian="normal" style:font-style-complex="normal" style:font-weight-complex="normal"/>
    </style:style>
    <style:style style:name="P18" style:family="paragraph">
      <loext:graphic-properties draw:fill="none" draw:fill-color="#ffffff"/>
      <style:text-properties fo:color="#ffffff" style:font-name="Calibri" fo:font-size="18pt" style:font-size-asian="18pt" style:font-size-complex="18pt"/>
    </style:style>
    <style:style style:name="P19" style:family="paragraph">
      <loext:graphic-properties draw:fill="none" draw:fill-color="#ffffff"/>
      <style:text-properties fo:color="#383d3c" style:font-name="Calibri" fo:font-size="16pt" fo:font-weight="bold" style:font-size-asian="16pt" style:font-size-complex="16pt"/>
    </style:style>
    <style:style style:name="P20" style:family="paragraph">
      <loext:graphic-properties draw:fill="none" draw:fill-color="#ffffff"/>
      <style:text-properties fo:color="#383d3c" style:font-name="Calibri" fo:font-size="16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ffffff"/>
      <style:text-properties fo:color="#362413" style:font-name="Calibri" fo:font-size="15pt" style:font-size-asian="15pt" style:font-size-complex="15pt"/>
    </style:style>
    <style:style style:name="P22" style:family="paragraph">
      <loext:graphic-properties draw:fill-color="#666666"/>
      <style:paragraph-properties fo:text-align="center"/>
    </style:style>
    <style:style style:name="P23" style:family="paragraph">
      <loext:graphic-properties draw:fill="none" draw:fill-color="#ffffff"/>
      <style:text-properties fo:color="#eeeeee" style:font-name="Calibri" fo:font-size="28pt" fo:font-weight="normal" fo:background-color="#dddddd" style:font-size-asian="28pt" style:font-size-complex="28pt"/>
    </style:style>
    <style:style style:name="P24" style:family="paragraph">
      <loext:graphic-properties draw:fill="none" draw:fill-color="#ffffff"/>
      <style:text-properties fo:color="#eeeeee" style:font-name="Calibri" fo:font-size="15pt" fo:background-color="#383d3c" style:font-size-asian="15pt" style:font-size-complex="15pt"/>
    </style:style>
    <style:style style:name="P25" style:family="paragraph">
      <loext:graphic-properties draw:fill-color="#eeeeee"/>
      <style:paragraph-properties fo:text-align="center"/>
      <style:text-properties style:font-name="Calibri" fo:font-size="15pt" style:font-size-asian="15pt" style:font-size-complex="15pt"/>
    </style:style>
    <style:style style:name="P26" style:family="paragraph">
      <loext:graphic-properties draw:fill="none" draw:fill-color="#ffffff"/>
      <style:text-properties fo:color="#ffffff"/>
    </style:style>
    <style:style style:name="P27" style:family="paragraph">
      <loext:graphic-properties draw:fill="solid" draw:fill-color="#cccccc" draw:opacity="100%"/>
      <style:paragraph-properties fo:text-align="center"/>
    </style:style>
    <style:style style:name="P28" style:family="paragraph">
      <loext:graphic-properties draw:fill="none" draw:fill-color="#ffffff"/>
      <style:text-properties fo:color="#111111" style:font-name="Calibri" fo:font-size="16pt" style:font-size-asian="16pt" style:font-size-complex="16pt"/>
    </style:style>
    <style:style style:name="P29" style:family="paragraph">
      <loext:graphic-properties draw:fill="none" draw:fill-color="#ffffff"/>
      <style:text-properties fo:font-weight="normal" style:font-weight-asian="normal" style:font-weight-complex="normal"/>
    </style:style>
    <style:style style:name="P30" style:family="paragraph">
      <style:paragraph-properties fo:text-align="end"/>
      <style:text-properties fo:color="#ffffff" style:font-name="Calibri" fo:font-size="18pt" style:font-size-asian="18pt" style:font-size-complex="18pt"/>
    </style:style>
    <style:style style:name="P31" style:family="paragraph">
      <loext:graphic-properties draw:fill="none" draw:fill-color="#ffffff"/>
      <style:paragraph-properties fo:text-align="end"/>
      <style:text-properties fo:color="#ffffff" style:font-name="Calibri" fo:font-size="18pt" style:font-size-asian="18pt" style:font-size-complex="18pt"/>
    </style:style>
    <style:style style:name="T1" style:family="text">
      <style:text-properties fo:color="#ffffff" style:font-name="Calibri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ffffff" style:font-name="Calibri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ffffff" style:font-name="Calibri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ffffff" style:font-name="Calibri" fo:font-size="18pt" style:font-size-asian="18pt" style:font-size-complex="18pt"/>
    </style:style>
    <style:style style:name="T5" style:family="text">
      <style:text-properties fo:color="#383d3c" style:font-name="Calibri" fo:font-size="16pt" fo:font-weight="bold" style:font-size-asian="16pt" style:font-size-complex="16pt"/>
    </style:style>
    <style:style style:name="T6" style:family="text">
      <style:text-properties fo:color="#383d3c" style:font-name="Calibri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362413" style:font-name="Calibri" fo:font-size="15pt" style:font-size-asian="15pt" style:font-size-complex="15pt"/>
    </style:style>
    <style:style style:name="T8" style:family="text">
      <style:text-properties fo:color="#362413" style:font-name="Calibri" fo:font-size="15pt" fo:font-weight="bold" style:font-size-asian="15pt" style:font-weight-asian="bold" style:font-size-complex="15pt" style:font-weight-complex="bold"/>
    </style:style>
    <style:style style:name="T9" style:family="text">
      <style:text-properties fo:font-variant="normal" fo:text-transform="none" fo:color="#362413" style:text-outline="false" style:text-line-through-style="none" style:text-line-through-type="none" style:font-name="Calibri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62413" style:text-outline="false" style:text-line-through-style="none" style:text-line-through-type="none" style:font-name="Calibri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Lucida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eeeeee" style:font-name="Calibri" fo:font-size="28pt" fo:font-weight="normal" style:font-size-asian="28pt" style:font-size-complex="28pt"/>
    </style:style>
    <style:style style:name="T12" style:family="text">
      <style:text-properties fo:color="#eeeeee" style:font-name="Calibri" fo:font-size="15pt" fo:background-color="#383d3c" style:font-size-asian="15pt" style:font-size-complex="15pt"/>
    </style:style>
    <style:style style:name="T13" style:family="text">
      <style:text-properties fo:color="#ffffff" style:font-name="Calibri" fo:font-size="18pt" fo:font-weight="bold" style:font-size-asian="18pt" style:font-weight-asian="bold" style:font-size-complex="18pt" style:font-weight-complex="bold"/>
    </style:style>
    <style:style style:name="T14" style:family="text">
      <style:text-properties fo:color="#111111" style:font-name="Calibri" fo:font-size="16pt" style:font-size-asian="16pt" style:font-size-complex="16pt"/>
    </style:style>
    <style:style style:name="T15" style:family="text">
      <style:text-properties style:font-name="Calibri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ffffff" style:font-name="Calibri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957cm" svg:height="34.163cm" svg:x="26.146cm" svg:y="52.0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1.049cm" svg:height="36.957cm" draw:transform="rotate (1.5707963267949) translate (26.146cm 69.707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3" draw:text-style-name="P3" draw:layer="layout" svg:width="8.636cm" svg:height="36.957cm" draw:transform="rotate (-1.5707963267949) translate (63.103cm 74.66cm)">
          <text:p/>
          <draw:enhanced-geometry svg:viewBox="0 0 21600 21600" draw:mirror-horizontal="false" draw:type="rectangle" draw:enhanced-path="M 0 0 L 21600 0 21600 21600 0 21600 0 0 Z N"/>
        </draw:custom-shape>
        <draw:custom-shape draw:style-name="gr4" draw:text-style-name="P4" draw:layer="layout" svg:width="3.937cm" svg:height="1.397cm" svg:x="32.877cm" svg:y="66.1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049cm" svg:height="1.201cm" draw:transform="skewX (0.838107106807677) rotate (0.838456172658076) translate (36.813cm 74.64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192cm" svg:height="1.778cm" svg:x="38.846cm" svg:y="72.3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192cm" svg:height="2.286cm" draw:transform="skewX (0.728325896857234) translate (38.853cm 7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3.048cm" svg:height="1.183cm" draw:transform="skewX (0.838107106807677) rotate (0.838456172658076) translate (49.006cm 74.64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048cm" svg:height="1.16cm" draw:transform="skewX (0.838107106807677) rotate (0.838456172658076) translate (49.006cm 74.66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192cm" svg:height="2.286cm" draw:transform="skewX (0.728325896857234) translate (38.853cm 7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049cm" svg:height="1.201cm" draw:transform="skewX (0.838107106807677) rotate (0.838456172658076) translate (36.813cm 74.64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2.192cm" svg:height="1.778cm" svg:x="38.846cm" svg:y="72.3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2.192cm" svg:height="1.778cm" svg:x="36.814cm" svg:y="74.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2.192cm" svg:height="2.286cm" draw:transform="skewX (0.728325896857234) translate (38.853cm 7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3.048cm" svg:height="1.363cm" draw:transform="skewX (0.838107106807677) rotate (0.838456172658076) translate (49.006cm 74.641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3.048cm" svg:height="1.359cm" draw:transform="skewX (0.837932573882478) rotate (0.838456172658076) translate (48.999cm 74.66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192cm" svg:height="2.286cm" draw:transform="skewX (0.728325896857234) translate (38.846cm 72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3.048cm" svg:height="2.378cm" draw:transform="skewX (0.838107106807677) rotate (0.838456172658076) translate (36.814cm 71.085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2.192cm" svg:height="3.556cm" svg:x="38.846cm" svg:y="68.8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2.192cm" svg:height="3.556cm" svg:x="36.814cm" svg:y="71.1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2.192cm" svg:height="2.286cm" draw:transform="skewX (0.728325896857234) translate (38.853cm 68.8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6" draw:layer="layout" svg:width="3.048cm" svg:height="2.378cm" draw:transform="skewX (0.838107106807677) rotate (0.838456172658076) translate (49.006cm 71.085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048cm" svg:height="2.378cm" draw:transform="skewX (0.838107106807677) rotate (0.838456172658076) translate (49.006cm 71.105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2.192cm" svg:height="2.286cm" draw:transform="skewX (0.728325896857234) translate (38.853cm 68.8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draw:layer="layout" svg:width="5.2cm" svg:height="3.556cm" svg:x="36.872cm" svg:y="66.15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5.258cm" svg:height="2.286cm" draw:transform="skewX (0.728325896857234) translate (38.853cm 63.8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4" draw:layer="layout" svg:width="3.048cm" svg:height="2.378cm" draw:transform="skewX (0.838107106807677) rotate (0.838456172658076) translate (42.072cm 66.132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3.048cm" svg:height="2.378cm" draw:transform="skewX (0.838107106807677) rotate (0.838456172658076) translate (42.072cm 66.132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5.238cm" svg:height="2.286cm" draw:transform="skewX (0.728325896857234) translate (38.88cm 63.8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5.258cm" svg:height="2.286cm" draw:transform="skewX (0.728325896857234) translate (45.78cm 56.3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5" draw:layer="layout" svg:width="3.048cm" svg:height="7.402cm" draw:transform="skewX (0.838107106807677) rotate (0.838456172658076) translate (48.99cm 58.621cm)">
          <text:p/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3.048cm" svg:height="7.421cm" draw:transform="skewX (0.838107106807677) rotate (0.838456172658076) translate (48.996cm 58.639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5.238cm" svg:height="2.286cm" draw:transform="skewX (0.728325896857234) translate (45.8cm 56.3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0" draw:layer="layout" svg:width="5.2cm" svg:height="11.049cm" svg:x="43.799cm" svg:y="58.6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4.815cm" svg:y="67.9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7.257cm" svg:y="67.92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4.053cm" svg:y="66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5.323cm" svg:y="66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6.593cm" svg:y="66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7.863cm" svg:y="66.40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5.831cm" svg:y="64.7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7.101cm" svg:y="64.7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5.069cm" svg:y="63.4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6.339cm" svg:y="63.48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0.889cm" svg:height="0.762cm" svg:x="47.257cm" svg:y="67.929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4.007cm" svg:height="0.958cm" svg:x="26.4cm" svg:y="68.31cm">
          <draw:text-box>
            <text:p><text:span text:style-name="T1">L2</text:span><text:span text:style-name="T2"> | off-chain</text:span></text:p>
          </draw:text-box>
        </draw:frame>
        <draw:frame draw:style-name="gr29" draw:text-style-name="P18" draw:layer="layout" svg:width="3.99cm" svg:height="0.958cm" svg:x="26.419cm" svg:y="75.168cm">
          <draw:text-box>
            <text:p><text:span text:style-name="T3">L1</text:span><text:span text:style-name="T4"> | on-chain</text:span></text:p>
          </draw:text-box>
        </draw:frame>
        <draw:frame draw:style-name="gr30" draw:text-style-name="P19" draw:layer="layout" svg:width="5.023cm" svg:height="1.377cm" svg:x="36.941cm" svg:y="66.828cm">
          <draw:text-box>
            <text:p><text:span text:style-name="T5">State channels/</text:span><text:span text:style-name="T5"><text:line-break/></text:span><text:span text:style-name="T5">'payment channels'</text:span></text:p>
          </draw:text-box>
        </draw:frame>
        <draw:frame draw:style-name="gr31" draw:text-style-name="P20" draw:layer="layout" svg:width="3.368cm" svg:height="1.377cm" svg:x="43.979cm" svg:y="59.525cm">
          <draw:text-box>
            <text:p><text:span text:style-name="T6">Sidechains/</text:span><text:span text:style-name="T6"><text:line-break/></text:span><text:span text:style-name="T6">‘childchains’</text:span></text:p>
          </draw:text-box>
        </draw:frame>
        <draw:custom-shape draw:style-name="gr32" draw:text-style-name="P4" draw:layer="layout" svg:width="12.573cm" svg:height="1.524cm" svg:x="49.006cm" svg:y="58.658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12.512cm" svg:height="1.309cm" svg:x="49.012cm" svg:y="58.768cm">
          <draw:text-box>
            <text:p><text:span text:style-name="T7">Plasma framework(</text:span><text:span text:style-name="T8">ETH</text:span><text:span text:style-name="T7">) - Loom, OmiseGO, Plasma Cash</text:span><text:span text:style-name="T7"><text:line-break/></text:span><text:span text:style-name="T7">RSK(</text:span><text:span text:style-name="T8">BTC</text:span><text:span text:style-name="T7">)</text:span></text:p>
          </draw:text-box>
        </draw:frame>
        <draw:custom-shape draw:style-name="gr34" draw:text-style-name="P22" draw:layer="layout" svg:width="0.889cm" svg:height="0.889cm" svg:x="37.322cm" svg:y="6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889cm" svg:height="0.889cm" svg:x="39.989cm" svg:y="68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1" draw:layer="layout" svg:width="3.81cm" svg:height="1.838cm" svg:x="32.877cm" svg:y="66.207cm">
          <draw:text-box>
            <text:p><text:span text:style-name="T9">Raiden(</text:span><text:span text:style-name="T10">ETH</text:span><text:span text:style-name="T9">)</text:span><text:span text:style-name="T9"><text:line-break/></text:span><text:span text:style-name="T9">Lightning(</text:span><text:span text:style-name="T10">BTC</text:span><text:span text:style-name="T9">)</text:span></text:p>
          </draw:text-box>
        </draw:frame>
        <draw:frame draw:style-name="gr36" draw:text-style-name="P23" draw:layer="layout" svg:width="11.394cm" svg:height="1.238cm" svg:x="26.654cm" svg:y="52.721cm">
          <draw:text-box>
            <text:p><text:span text:style-name="T11">Scaling solutions(ETH)(BTC)</text:span></text:p>
          </draw:text-box>
        </draw:frame>
        <draw:frame draw:style-name="gr37" draw:text-style-name="P24" draw:layer="layout" svg:width="3.021cm" svg:height="0.889cm" svg:x="39.381cm" svg:y="66.024cm">
          <draw:text-box>
            <text:p><text:span text:style-name="T12"><text:s/></text:span><text:span text:style-name="T12">consensus <text:s/></text:span></text:p>
          </draw:text-box>
        </draw:frame>
        <draw:frame draw:style-name="gr37" draw:text-style-name="P24" draw:layer="layout" svg:width="3.021cm" svg:height="0.889cm" svg:x="46.339cm" svg:y="58.531cm">
          <draw:text-box>
            <text:p><text:span text:style-name="T12"><text:s/></text:span><text:span text:style-name="T12">consensus <text:s/></text:span></text:p>
          </draw:text-box>
        </draw:frame>
        <draw:frame draw:style-name="gr37" draw:text-style-name="P24" draw:layer="layout" svg:width="3.021cm" svg:height="0.889cm" svg:x="46.239cm" svg:y="70.977cm">
          <draw:text-box>
            <text:p><text:span text:style-name="T12"><text:s/></text:span><text:span text:style-name="T12">consensus <text:s/></text:span></text:p>
          </draw:text-box>
        </draw:frame>
        <draw:custom-shape draw:style-name="gr38" draw:text-style-name="P25" draw:layer="layout" svg:width="14.097cm" svg:height="2.032cm" svg:x="49.006cm" svg:y="74.66cm">
          <text:p/>
          <draw:enhanced-geometry svg:viewBox="0 0 21600 21600" draw:type="rectangle" draw:enhanced-path="M 0 0 L 21600 0 21600 21600 0 21600 0 0 Z N"/>
        </draw:custom-shape>
        <draw:frame draw:style-name="gr39" draw:text-style-name="P26" draw:layer="layout" svg:width="5.425cm" svg:height="0.89cm" svg:x="37.195cm" svg:y="60.816cm">
          <draw:text-box>
            <text:p><text:span text:style-name="T2">Private blockchains</text:span></text:p>
          </draw:text-box>
        </draw:frame>
        <draw:frame draw:style-name="gr40" draw:text-style-name="P26" draw:layer="layout" svg:width="7.747cm" svg:height="1.529cm" svg:x="37.195cm" svg:y="71.485cm">
          <draw:text-box>
            <text:p><text:span text:style-name="T4">Public blockchain(</text:span><text:span text:style-name="T13">ETH</text:span><text:span text:style-name="T4">)(</text:span><text:span text:style-name="T13">BTC</text:span><text:span text:style-name="T4">)</text:span><text:span text:style-name="T4"><text:line-break/></text:span><text:span text:style-name="T4"/></text:p>
          </draw:text-box>
        </draw:frame>
        <draw:frame draw:style-name="gr41" draw:text-style-name="P21" draw:layer="layout" svg:width="13.843cm" svg:height="2.896cm" svg:x="49.133cm" svg:y="74.787cm">
          <draw:text-box>
            <text:p><text:span text:style-name="T7">Segwit(</text:span><text:span text:style-name="T8">BTC</text:span><text:span text:style-name="T7">)</text:span><text:span text:style-name="T7"><text:line-break/></text:span><text:span text:style-name="T7">Beacon-chain/Shard-chains(</text:span><text:span text:style-name="T8">ETH</text:span><text:span text:style-name="T7">) – Casper FFG/PoS | Sharding</text:span><text:span text:style-name="T7"><text:line-break/></text:span><text:span text:style-name="T7">VMs(</text:span><text:span text:style-name="T8">ETH</text:span><text:span text:style-name="T7">)</text:span><text:span text:style-name="T7"><text:line-break/></text:span><text:span text:style-name="T7"/></text:p>
          </draw:text-box>
        </draw:frame>
        <draw:custom-shape draw:style-name="gr42" draw:text-style-name="P27" draw:layer="layout" svg:width="12.192cm" svg:height="1.778cm" svg:x="36.814cm" svg:y="74.66cm">
          <text:p/>
          <draw:enhanced-geometry svg:viewBox="0 0 21600 21600" draw:type="rectangle" draw:enhanced-path="M 0 0 L 21600 0 21600 21600 0 21600 0 0 Z N"/>
        </draw:custom-shape>
        <draw:line draw:style-name="gr43" draw:text-style-name="P16" draw:layer="layout" svg:x1="38.846cm" svg:y1="71.104cm" svg:x2="38.846cm" svg:y2="69.707cm">
          <text:p/>
        </draw:line>
        <draw:line draw:style-name="gr44" draw:text-style-name="P16" draw:layer="layout" svg:x1="39.227cm" svg:y1="71.104cm" svg:x2="39.227cm" svg:y2="69.707cm">
          <text:p/>
        </draw:line>
        <draw:line draw:style-name="gr43" draw:text-style-name="P16" draw:layer="layout" svg:x1="46.212cm" svg:y1="71.104cm" svg:x2="46.212cm" svg:y2="69.707cm">
          <text:p/>
        </draw:line>
        <draw:line draw:style-name="gr44" draw:text-style-name="P16" draw:layer="layout" svg:x1="46.593cm" svg:y1="71.104cm" svg:x2="46.593cm" svg:y2="69.707cm">
          <text:p/>
        </draw:line>
        <draw:frame draw:style-name="gr45" draw:text-style-name="P28" draw:layer="layout" svg:width="3.228cm" svg:height="0.814cm" svg:x="39.227cm" svg:y="69.961cm">
          <draw:text-box>
            <text:p><text:span text:style-name="T14">locked state</text:span></text:p>
          </draw:text-box>
        </draw:frame>
        <draw:frame draw:style-name="gr46" draw:text-style-name="P28" draw:layer="layout" svg:width="3.283cm" svg:height="0.814cm" svg:x="46.593cm" svg:y="69.909cm">
          <draw:text-box>
            <text:p><text:span text:style-name="T14">locked asset</text:span></text:p>
          </draw:text-box>
        </draw:frame>
        <draw:frame draw:style-name="gr47" draw:text-style-name="P29" draw:layer="layout" svg:width="4.824cm" svg:height="0.89cm" svg:x="37.322cm" svg:y="72.754cm">
          <draw:text-box>
            <text:p><text:span text:style-name="T15">PoW main-chain</text:span></text:p>
          </draw:text-box>
        </draw:frame>
        <draw:line draw:style-name="gr48" draw:text-style-name="P16" draw:layer="layout" svg:x1="38.211cm" svg:y1="68.945cm" svg:x2="39.989cm" svg:y2="68.945cm">
          <text:p/>
        </draw:line>
        <draw:line draw:style-name="gr48" draw:text-style-name="P16" draw:layer="layout" svg:x1="45.323cm" svg:y1="68.691cm" svg:x2="45.323cm" svg:y2="69.707cm">
          <text:p/>
        </draw:line>
        <draw:line draw:style-name="gr48" draw:text-style-name="P16" draw:layer="layout" svg:x1="45.323cm" svg:y1="67.802cm" svg:x2="44.561cm" svg:y2="67.167cm">
          <text:p/>
        </draw:line>
        <draw:line draw:style-name="gr48" draw:text-style-name="P16" draw:layer="layout" svg:x1="45.831cm" svg:y1="67.167cm" svg:x2="45.323cm" svg:y2="67.802cm">
          <text:p/>
        </draw:line>
        <draw:line draw:style-name="gr48" draw:text-style-name="P16" draw:layer="layout" svg:x1="46.974cm" svg:y1="67.294cm" svg:x2="47.609cm" svg:y2="67.929cm">
          <text:p/>
        </draw:line>
        <draw:line draw:style-name="gr48" draw:text-style-name="P16" draw:layer="layout" svg:x1="48.371cm" svg:y1="67.167cm" svg:x2="47.736cm" svg:y2="67.929cm">
          <text:p/>
        </draw:line>
        <draw:line draw:style-name="gr48" draw:text-style-name="P16" draw:layer="layout" svg:x1="47.736cm" svg:y1="68.691cm" svg:x2="47.736cm" svg:y2="69.58cm">
          <text:p/>
        </draw:line>
        <draw:line draw:style-name="gr49" draw:text-style-name="P16" draw:layer="layout" svg:x1="46.212cm" svg:y1="65.516cm" svg:x2="46.974cm" svg:y2="66.278cm">
          <text:p/>
        </draw:line>
        <draw:line draw:style-name="gr49" draw:text-style-name="P16" draw:layer="layout" svg:x1="47.609cm" svg:y1="65.516cm" svg:x2="46.974cm" svg:y2="66.278cm">
          <text:p/>
        </draw:line>
        <draw:line draw:style-name="gr49" draw:text-style-name="P16" draw:layer="layout" svg:x1="45.577cm" svg:y1="64.246cm" svg:x2="46.212cm" svg:y2="64.754cm">
          <text:p/>
        </draw:line>
        <draw:line draw:style-name="gr48" draw:text-style-name="P16" draw:layer="layout" svg:x1="46.847cm" svg:y1="64.246cm" svg:x2="46.212cm" svg:y2="64.754cm">
          <text:p/>
        </draw:line>
        <draw:frame draw:style-name="gr50" draw:text-style-name="P31" draw:layer="layout" svg:width="13.504cm" svg:height="2.168cm" svg:x="49.472cm" svg:y="83.782cm">
          <draw:text-box>
            <text:p text:style-name="P30"><text:span text:style-name="T16"><text:a xlink:href="https://github.com/stefannebesnak/dlt-diagrams" xlink:type="simple">https://github.com/stefannebesnak/dlt-diagrams</text:a></text:span></text:p>
            <text:p text:style-name="P30"><text:span text:style-name="T16"><text:line-break/></text:span><text:span text:style-name="T16">11/2018</text:span></text:p>
          </draw:text-box>
        </draw:frame>
        <draw:frame draw:style-name="gr51" draw:text-style-name="P16" draw:layer="layout" svg:width="1.781cm" svg:height="1.778cm" svg:x="47.736cm" svg:y="83.423cm">
          <draw:image xlink:href="Pictures/1000020100000224000002230B31FE52D6B3747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adornments="Regular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122" draw:display-name="Gradient 122" draw:style="linear" draw:start-color="#ffffff" draw:end-color="#383d3c" draw:start-intensity="100%" draw:end-intensity="100%" draw:angle="1800" draw:border="0%"/>
    <draw:gradient draw:name="Gradient_20_123" draw:display-name="Gradient 123" draw:style="linear" draw:start-color="#ffffff" draw:end-color="#383d3c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13" draw:display-name="Transparency 13" draw:style="linear" draw:start="100%" draw:end="0%" draw:angle="3150" draw:border="0%"/>
    <draw:opacity draw:name="Transparency_20_7" draw:display-name="Transparency 7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 Unicode MS" fo:font-family="'Arial Unicode MS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Untitled1" style:family="graphic" style:parent-style-name="standard">
      <style:graphic-properties draw:stroke-dash="Dashed_20__28_var_29__20_4" draw:fill-gradient-name="Gradient_20_1" draw:fill-hatch-name="Hatching_20_1" draw:fill-image-name="Bitmap_20_1"/>
      <style:text-properties style:font-name="Arial Unicode MS" fo:font-family="'Arial Unicode MS'" style:font-style-name="Regular" style:font-family-generic="swiss" style:font-pitch="variable"/>
    </style:style>
  </office:styles>
  <office:automatic-styles>
    <style:page-layout style:name="PM0">
      <style:page-layout-properties fo:margin-top="1cm" fo:margin-bottom="1cm" fo:margin-left="1cm" fo:margin-right="1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8:43:55.938000000</meta:creation-date>
    <dc:date>2018-11-18T22:15:24.146000000</dc:date>
    <meta:editing-duration>PT11H57M40S</meta:editing-duration>
    <meta:editing-cycles>182</meta:editing-cycles>
    <meta:generator>LibreOffice/6.1.2.1$Windows_x86 LibreOffice_project/65905a128db06ba48db947242809d14d3f9a93fe</meta:generator>
    <meta:document-statistic meta:object-count="83"/>
  </office:meta>
</office:document-meta>
</file>